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26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153cm" svg:height="0.962cm" svg:x="1cm" svg:y="1.183cm">
          <draw:text-box>
            <text:p>Controller RTL Diagram</text:p>
          </draw:text-box>
        </draw:frame>
        <draw:frame draw:style-name="gr2" draw:text-style-name="P1" draw:layer="layout" svg:width="3.046cm" svg:height="2.621cm" svg:x="17.546cm" svg:y="1.001cm">
          <draw:text-box>
            <text:p><text:span text:style-name="T1">Joe Mynhier</text:span></text:p>
            <text:p><text:span text:style-name="T1">ECE337</text:span></text:p>
            <text:p><text:span text:style-name="T1">Section 4</text:span></text:p>
            <text:p><text:span text:style-name="T1">Thu. 2:30</text:span></text:p>
            <text:p><text:span text:style-name="T1">Lab 5</text:span></text:p>
          </draw:text-box>
        </draw:frame>
        <draw:g>
          <draw:custom-shape draw:style-name="gr3" draw:text-style-name="P2" draw:layer="layout" svg:width="1.27cm" svg:height="2.54cm" svg:x="8.734cm" svg:y="6.408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8.562cm" svg:y="6.572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9.324cm" svg:y="6.572cm">
            <draw:text-box>
              <text:p><text:span text:style-name="T1">Q</text:span></text:p>
            </draw:text-box>
          </draw:frame>
          <draw:line draw:style-name="gr6" draw:text-style-name="P2" draw:layer="layout" svg:x1="8.734cm" svg:y1="8.313cm" svg:x2="8.861cm" svg:y2="8.44cm">
            <text:p/>
          </draw:line>
          <draw:line draw:style-name="gr6" draw:text-style-name="P2" draw:layer="layout" svg:x1="8.734cm" svg:y1="8.567cm" svg:x2="8.861cm" svg:y2="8.44cm">
            <text:p/>
          </draw:line>
          <draw:line draw:style-name="gr6" draw:text-style-name="P2" draw:layer="layout" svg:x1="7.972cm" svg:y1="8.44cm" svg:x2="8.734cm" svg:y2="8.44cm">
            <text:p/>
          </draw:line>
          <draw:line draw:style-name="gr7" draw:text-style-name="P2" draw:layer="layout" svg:x1="8.607cm" svg:y1="8.694cm" svg:x2="8.607cm" svg:y2="8.059cm">
            <text:p/>
          </draw:line>
          <draw:frame draw:style-name="gr8" draw:text-style-name="P1" draw:layer="layout" svg:width="1.12cm" svg:height="0.762cm" svg:x="7.394cm" svg:y="7.678cm">
            <draw:text-box>
              <text:p><text:span text:style-name="T1">clk</text:span></text:p>
            </draw:text-box>
          </draw:frame>
          <draw:custom-shape draw:style-name="gr9" draw:text-style-name="P2" draw:layer="layout" svg:width="0.254cm" svg:height="0.254cm" svg:x="8.988cm" svg:y="8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9.115cm" svg:y1="9.202cm" svg:x2="9.115cm" svg:y2="9.456cm">
            <text:p/>
          </draw:line>
          <draw:frame draw:style-name="gr10" draw:text-style-name="P1" draw:layer="layout" svg:width="1.92cm" svg:height="0.762cm" svg:x="9.011cm" svg:y="8.948cm">
            <draw:text-box>
              <text:p><text:span text:style-name="T1">n_reset</text:span></text:p>
            </draw:text-box>
          </draw:frame>
        </draw:g>
        <draw:g>
          <draw:custom-shape draw:style-name="gr3" draw:text-style-name="P2" draw:layer="layout" svg:width="1.27cm" svg:height="2.54cm" svg:x="16.613cm" svg:y="10.248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16.441cm" svg:y="10.412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17.203cm" svg:y="10.412cm">
            <draw:text-box>
              <text:p><text:span text:style-name="T1">Q</text:span></text:p>
            </draw:text-box>
          </draw:frame>
          <draw:line draw:style-name="gr6" draw:text-style-name="P2" draw:layer="layout" svg:x1="16.613cm" svg:y1="12.153cm" svg:x2="16.74cm" svg:y2="12.28cm">
            <text:p/>
          </draw:line>
          <draw:line draw:style-name="gr6" draw:text-style-name="P2" draw:layer="layout" svg:x1="16.613cm" svg:y1="12.407cm" svg:x2="16.74cm" svg:y2="12.28cm">
            <text:p/>
          </draw:line>
          <draw:line draw:style-name="gr6" draw:text-style-name="P2" draw:layer="layout" svg:x1="15.851cm" svg:y1="12.28cm" svg:x2="16.613cm" svg:y2="12.28cm">
            <text:p/>
          </draw:line>
          <draw:line draw:style-name="gr7" draw:text-style-name="P2" draw:layer="layout" svg:x1="16.486cm" svg:y1="12.534cm" svg:x2="16.486cm" svg:y2="11.899cm">
            <text:p/>
          </draw:line>
          <draw:frame draw:style-name="gr8" draw:text-style-name="P1" draw:layer="layout" svg:width="1.12cm" svg:height="0.762cm" svg:x="15.273cm" svg:y="11.518cm">
            <draw:text-box>
              <text:p><text:span text:style-name="T1">Clk</text:span></text:p>
            </draw:text-box>
          </draw:frame>
          <draw:custom-shape draw:style-name="gr9" draw:text-style-name="P2" draw:layer="layout" svg:width="0.254cm" svg:height="0.254cm" svg:x="16.867cm" svg:y="12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6.994cm" svg:y1="13.042cm" svg:x2="16.994cm" svg:y2="13.296cm">
            <text:p/>
          </draw:line>
          <draw:frame draw:style-name="gr10" draw:text-style-name="P1" draw:layer="layout" svg:width="1.92cm" svg:height="0.762cm" svg:x="16.89cm" svg:y="12.788cm">
            <draw:text-box>
              <text:p><text:span text:style-name="T1">n_reset</text:span></text:p>
            </draw:text-box>
          </draw:frame>
        </draw:g>
        <draw:custom-shape draw:style-name="gr11" draw:text-style-name="P2" draw:layer="layout" svg:width="3.81cm" svg:height="3.81cm" svg:x="3.13cm" svg:y="5.681cm">
          <text:p text:style-name="P2">Next</text:p>
          <text:p text:style-name="P2">State</text:p>
          <text:p text:style-name="P2">Logic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1cm" svg:height="3.81cm" svg:x="11.514cm" svg:y="5.713cm">
          <text:p text:style-name="P2">Output</text:p>
          <text:p text:style-name="P2">Logic</text:p>
          <draw:enhanced-geometry svg:viewBox="0 0 21600 21600" draw:type="rectangle" draw:enhanced-path="M 0 0 L 21600 0 21600 21600 0 21600 0 0 Z N"/>
        </draw:custom-shape>
        <draw:g>
          <draw:line draw:style-name="gr6" draw:text-style-name="P2" draw:layer="layout" svg:x1="7.321cm" svg:y1="7.155cm" svg:x2="7.066cm" svg:y2="6.647cm">
            <text:p/>
          </draw:line>
          <draw:frame draw:style-name="gr12" draw:text-style-name="P3" draw:layer="layout" svg:width="1.361cm" svg:height="0.645cm" draw:transform="rotate (1.57254165604689) translate (7.067cm 7.043cm)">
            <draw:text-box>
              <text:p><text:span text:style-name="T2">4:0</text:span></text:p>
            </draw:text-box>
          </draw:frame>
          <draw:line draw:style-name="gr6" draw:text-style-name="P2" draw:layer="layout" svg:x1="7.321cm" svg:y1="7.155cm" svg:x2="7.066cm" svg:y2="6.647cm">
            <text:p/>
          </draw:line>
          <draw:line draw:style-name="gr6" draw:text-style-name="P2" draw:layer="layout" svg:x1="6.94cm" svg:y1="6.902cm" svg:x2="7.829cm" svg:y2="6.9cm">
            <text:p/>
          </draw:line>
        </draw:g>
        <draw:line draw:style-name="gr13" draw:text-style-name="P2" draw:layer="layout" svg:x1="7.829cm" svg:y1="6.9cm" svg:x2="8.734cm" svg:y2="6.879cm">
          <text:p/>
        </draw:line>
        <draw:g>
          <draw:line draw:style-name="gr6" draw:text-style-name="P2" draw:layer="layout" svg:x1="10.385cm" svg:y1="7.072cm" svg:x2="10.13cm" svg:y2="6.564cm">
            <text:p/>
          </draw:line>
          <draw:frame draw:style-name="gr12" draw:text-style-name="P3" draw:layer="layout" svg:width="1.361cm" svg:height="0.645cm" draw:transform="rotate (1.57254165604689) translate (10.131cm 6.96cm)">
            <draw:text-box>
              <text:p><text:span text:style-name="T2">4:0</text:span></text:p>
            </draw:text-box>
          </draw:frame>
          <draw:line draw:style-name="gr6" draw:text-style-name="P2" draw:layer="layout" svg:x1="10.385cm" svg:y1="7.072cm" svg:x2="10.13cm" svg:y2="6.564cm">
            <text:p/>
          </draw:line>
          <draw:line draw:style-name="gr6" draw:text-style-name="P2" draw:layer="layout" svg:x1="10.004cm" svg:y1="6.819cm" svg:x2="10.893cm" svg:y2="6.817cm">
            <text:p/>
          </draw:line>
        </draw:g>
        <draw:line draw:style-name="gr13" draw:text-style-name="P2" draw:layer="layout" svg:x1="10.893cm" svg:y1="6.817cm" svg:x2="11.514cm" svg:y2="6.817cm">
          <text:p/>
        </draw:line>
        <draw:line draw:style-name="gr14" draw:text-style-name="P2" draw:layer="layout" svg:x1="10.776cm" svg:y1="6.817cm" svg:x2="10.748cm" svg:y2="5.06cm">
          <text:p/>
        </draw:line>
        <draw:line draw:style-name="gr14" draw:text-style-name="P2" draw:layer="layout" svg:x1="10.748cm" svg:y1="5.06cm" svg:x2="6.085cm" svg:y2="5.06cm">
          <text:p/>
        </draw:line>
        <draw:line draw:style-name="gr13" draw:text-style-name="P2" draw:layer="layout" svg:x1="6.085cm" svg:y1="5.06cm" svg:x2="6.085cm" svg:y2="5.681cm">
          <text:p/>
        </draw:line>
        <draw:line draw:style-name="gr14" draw:text-style-name="P2" draw:layer="layout" svg:x1="15.324cm" svg:y1="9.294cm" svg:x2="15.875cm" svg:y2="9.294cm">
          <text:p/>
        </draw:line>
        <draw:line draw:style-name="gr14" draw:text-style-name="P2" draw:layer="layout" svg:x1="15.875cm" svg:y1="9.294cm" svg:x2="15.859cm" svg:y2="10.779cm">
          <text:p/>
        </draw:line>
        <draw:line draw:style-name="gr13" draw:text-style-name="P2" draw:layer="layout" svg:x1="15.859cm" svg:y1="10.779cm" svg:x2="16.613cm" svg:y2="10.779cm">
          <text:p/>
        </draw:line>
        <draw:frame draw:style-name="gr1" draw:text-style-name="P1" draw:layer="layout" svg:width="3.122cm" svg:height="0.725cm" svg:x="15.986cm" svg:y="9.382cm">
          <draw:text-box>
            <text:p><text:span text:style-name="T1">next_modwait</text:span></text:p>
          </draw:text-box>
        </draw:frame>
        <draw:line draw:style-name="gr13" draw:text-style-name="P2" draw:layer="layout" svg:x1="17.883cm" svg:y1="10.779cm" svg:x2="20.177cm" svg:y2="10.779cm">
          <text:p/>
        </draw:line>
        <draw:frame draw:style-name="gr1" draw:text-style-name="P1" draw:layer="layout" svg:width="2.081cm" svg:height="0.725cm" svg:x="17.883cm" svg:y="10.816cm">
          <draw:text-box>
            <text:p><text:span text:style-name="T1">modwait</text:span></text:p>
          </draw:text-box>
        </draw:frame>
        <draw:line draw:style-name="gr13" draw:text-style-name="P2" draw:layer="layout" svg:x1="15.343cm" svg:y1="5.953cm" svg:x2="17.637cm" svg:y2="5.953cm">
          <text:p/>
        </draw:line>
        <draw:line draw:style-name="gr13" draw:text-style-name="P2" draw:layer="layout" svg:x1="15.324cm" svg:y1="6.461cm" svg:x2="17.618cm" svg:y2="6.461cm">
          <text:p/>
        </draw:line>
        <draw:line draw:style-name="gr13" draw:text-style-name="P2" draw:layer="layout" svg:x1="15.343cm" svg:y1="6.969cm" svg:x2="17.637cm" svg:y2="6.969cm">
          <text:p/>
        </draw:line>
        <draw:g>
          <draw:line draw:style-name="gr6" draw:text-style-name="P2" draw:layer="layout" svg:x1="15.705cm" svg:y1="7.935cm" svg:x2="15.45cm" svg:y2="7.427cm">
            <text:p/>
          </draw:line>
          <draw:frame draw:style-name="gr12" draw:text-style-name="P3" draw:layer="layout" svg:width="1.361cm" svg:height="0.645cm" draw:transform="rotate (1.57254165604689) translate (15.451cm 7.823cm)">
            <draw:text-box>
              <text:p><text:span text:style-name="T2">3:0</text:span></text:p>
            </draw:text-box>
          </draw:frame>
          <draw:line draw:style-name="gr6" draw:text-style-name="P2" draw:layer="layout" svg:x1="15.705cm" svg:y1="7.935cm" svg:x2="15.45cm" svg:y2="7.427cm">
            <text:p/>
          </draw:line>
          <draw:line draw:style-name="gr6" draw:text-style-name="P2" draw:layer="layout" svg:x1="15.324cm" svg:y1="7.682cm" svg:x2="16.213cm" svg:y2="7.68cm">
            <text:p/>
          </draw:line>
        </draw:g>
        <draw:line draw:style-name="gr13" draw:text-style-name="P2" draw:layer="layout" svg:x1="16.213cm" svg:y1="7.68cm" svg:x2="17.637cm" svg:y2="7.68cm">
          <text:p/>
        </draw:line>
        <draw:line draw:style-name="gr13" draw:text-style-name="P2" draw:layer="layout" svg:x1="15.343cm" svg:y1="6.97cm" svg:x2="17.637cm" svg:y2="6.97cm">
          <text:p/>
        </draw:line>
        <draw:line draw:style-name="gr13" draw:text-style-name="P2" draw:layer="layout" svg:x1="16.213cm" svg:y1="7.681cm" svg:x2="17.637cm" svg:y2="7.681cm">
          <text:p/>
        </draw:line>
        <draw:g>
          <draw:line draw:style-name="gr6" draw:text-style-name="P2" draw:layer="layout" svg:x1="15.705cm" svg:y1="8.747cm" svg:x2="15.45cm" svg:y2="8.239cm">
            <text:p/>
          </draw:line>
          <draw:frame draw:style-name="gr12" draw:text-style-name="P3" draw:layer="layout" svg:width="1.361cm" svg:height="0.645cm" draw:transform="rotate (1.57254165604689) translate (15.451cm 8.635cm)">
            <draw:text-box>
              <text:p><text:span text:style-name="T2">3:0</text:span></text:p>
            </draw:text-box>
          </draw:frame>
          <draw:line draw:style-name="gr6" draw:text-style-name="P2" draw:layer="layout" svg:x1="15.705cm" svg:y1="8.747cm" svg:x2="15.45cm" svg:y2="8.239cm">
            <text:p/>
          </draw:line>
          <draw:line draw:style-name="gr6" draw:text-style-name="P2" draw:layer="layout" svg:x1="15.324cm" svg:y1="8.494cm" svg:x2="16.213cm" svg:y2="8.492cm">
            <text:p/>
          </draw:line>
        </draw:g>
        <draw:line draw:style-name="gr13" draw:text-style-name="P2" draw:layer="layout" svg:x1="16.213cm" svg:y1="8.493cm" svg:x2="17.637cm" svg:y2="8.493cm">
          <text:p/>
        </draw:line>
        <draw:frame draw:style-name="gr1" draw:text-style-name="P1" draw:layer="layout" svg:width="1.018cm" svg:height="0.725cm" svg:x="17.51cm" svg:y="5.482cm">
          <draw:text-box>
            <text:p><text:span text:style-name="T1">err</text:span></text:p>
          </draw:text-box>
        </draw:frame>
        <draw:frame draw:style-name="gr1" draw:text-style-name="P1" draw:layer="layout" svg:width="1.421cm" svg:height="0.725cm" svg:x="17.51cm" svg:y="6.08cm">
          <draw:text-box>
            <text:p><text:span text:style-name="T1">clear</text:span></text:p>
          </draw:text-box>
        </draw:frame>
        <draw:frame draw:style-name="gr1" draw:text-style-name="P1" draw:layer="layout" svg:width="1.78cm" svg:height="0.725cm" svg:x="17.508cm" svg:y="6.588cm">
          <draw:text-box>
            <text:p><text:span text:style-name="T1">cnt_up</text:span></text:p>
          </draw:text-box>
        </draw:frame>
        <draw:frame draw:style-name="gr1" draw:text-style-name="P1" draw:layer="layout" svg:width="1.302cm" svg:height="0.725cm" svg:x="17.541cm" svg:y="7.297cm">
          <draw:text-box>
            <text:p><text:span text:style-name="T1">src1</text:span></text:p>
          </draw:text-box>
        </draw:frame>
        <draw:frame draw:style-name="gr1" draw:text-style-name="P1" draw:layer="layout" svg:width="1.302cm" svg:height="0.725cm" svg:x="17.605cm" svg:y="8.149cm">
          <draw:text-box>
            <text:p><text:span text:style-name="T1">src2</text:span></text:p>
          </draw:text-box>
        </draw:frame>
        <draw:g>
          <draw:line draw:style-name="gr6" draw:text-style-name="P2" draw:layer="layout" svg:x1="14.843cm" svg:y1="5.191cm" svg:x2="15.351cm" svg:y2="4.937cm">
            <text:p/>
          </draw:line>
          <draw:frame draw:style-name="gr12" draw:text-style-name="P3" draw:layer="layout" svg:width="1.361cm" svg:height="0.645cm" svg:x="14.955cm" svg:y="4.937cm">
            <draw:text-box>
              <text:p><text:span text:style-name="T2">3:0</text:span></text:p>
            </draw:text-box>
          </draw:frame>
          <draw:line draw:style-name="gr6" draw:text-style-name="P2" draw:layer="layout" svg:x1="14.843cm" svg:y1="5.191cm" svg:x2="15.351cm" svg:y2="4.937cm">
            <text:p/>
          </draw:line>
          <draw:line draw:style-name="gr6" draw:text-style-name="P2" draw:layer="layout" svg:x1="15.097cm" svg:y1="4.81cm" svg:x2="15.097cm" svg:y2="5.699cm">
            <text:p/>
          </draw:line>
        </draw:g>
        <draw:line draw:style-name="gr13" draw:text-style-name="P2" draw:layer="layout" svg:x1="15.097cm" svg:y1="4.81cm" svg:x2="15.097cm" svg:y2="3.794cm">
          <text:p/>
        </draw:line>
        <draw:g>
          <draw:line draw:style-name="gr6" draw:text-style-name="P2" draw:layer="layout" svg:x1="12.938cm" svg:y1="5.205cm" svg:x2="13.446cm" svg:y2="4.951cm">
            <text:p/>
          </draw:line>
          <draw:frame draw:style-name="gr12" draw:text-style-name="P3" draw:layer="layout" svg:width="1.361cm" svg:height="0.645cm" svg:x="13.05cm" svg:y="4.951cm">
            <draw:text-box>
              <text:p><text:span text:style-name="T2">2:0</text:span></text:p>
            </draw:text-box>
          </draw:frame>
          <draw:line draw:style-name="gr6" draw:text-style-name="P2" draw:layer="layout" svg:x1="12.938cm" svg:y1="5.205cm" svg:x2="13.446cm" svg:y2="4.951cm">
            <text:p/>
          </draw:line>
          <draw:line draw:style-name="gr6" draw:text-style-name="P2" draw:layer="layout" svg:x1="13.192cm" svg:y1="4.824cm" svg:x2="13.192cm" svg:y2="5.713cm">
            <text:p/>
          </draw:line>
        </draw:g>
        <draw:line draw:style-name="gr13" draw:text-style-name="P2" draw:layer="layout" svg:x1="13.192cm" svg:y1="4.824cm" svg:x2="13.192cm" svg:y2="3.808cm">
          <text:p/>
        </draw:line>
        <draw:frame draw:style-name="gr1" draw:text-style-name="P1" draw:layer="layout" svg:width="1.306cm" svg:height="0.725cm" svg:x="15.349cm" svg:y="3.413cm">
          <draw:text-box>
            <text:p><text:span text:style-name="T1">dest</text:span></text:p>
          </draw:text-box>
        </draw:frame>
        <draw:frame draw:style-name="gr1" draw:text-style-name="P1" draw:layer="layout" svg:width="1.018cm" svg:height="0.725cm" svg:x="17.51cm" svg:y="5.483cm">
          <draw:text-box>
            <text:p><text:span text:style-name="T1">err</text:span></text:p>
          </draw:text-box>
        </draw:frame>
        <draw:frame draw:style-name="gr1" draw:text-style-name="P1" draw:layer="layout" svg:width="0.976cm" svg:height="0.725cm" svg:x="13.317cm" svg:y="3.286cm">
          <draw:text-box>
            <text:p><text:span text:style-name="T1">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27T17:42:38.361169581</meta:creation-date>
    <dc:date>2016-09-27T17:55:24.279465444</dc:date>
    <dc:creator>Mentor Graphics</dc:creator>
    <meta:editing-duration>PT12M42S</meta:editing-duration>
    <meta:editing-cycles>8</meta:editing-cycles>
    <meta:generator>LibreOffice/4.3.7.2$Linux_X86_64 LibreOffice_project/430$Build-2</meta:generator>
    <meta:document-statistic meta:object-count="86"/>
  </office:meta>
</office:document-meta>
</file>